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text-align="end" style:justify-single-word="false"/>
      <style:text-properties style:font-name="Liberation Serif" fo:font-size="10pt" fo:language="fr" fo:country="FR" fo:font-style="normal" fo:font-weight="normal" officeooo:paragraph-rsid="001a32ab" style:font-size-asian="10pt" style:font-style-asian="normal" style:font-weight-asian="normal" style:font-size-complex="10pt" style:font-style-complex="normal" style:font-weight-complex="normal"/>
    </style:style>
    <style:style style:name="P2" style:family="paragraph" style:parent-style-name="Heading_20_1">
      <style:paragraph-properties fo:text-align="end" style:justify-single-word="false"/>
      <style:text-properties style:font-name="Liberation Serif" fo:font-size="10pt" fo:language="fr" fo:country="FR" fo:font-style="normal" fo:font-weight="normal" officeooo:paragraph-rsid="002a743c" style:font-size-asian="10pt" style:font-style-asian="normal" style:font-weight-asian="normal" style:font-size-complex="10pt" style:font-style-complex="normal" style:font-weight-complex="normal"/>
    </style:style>
    <style:style style:name="P3" style:family="paragraph" style:parent-style-name="Heading_20_1">
      <style:paragraph-properties fo:line-height="200%" fo:text-align="end" style:justify-single-word="false"/>
      <style:text-properties style:font-name="Liberation Serif" fo:font-size="14pt" fo:language="fr" fo:country="FR" fo:font-style="normal" fo:font-weight="normal" officeooo:rsid="002a28b9" officeooo:paragraph-rsid="0075a55a" style:font-size-asian="14pt" style:font-style-asian="normal" style:font-weight-asian="normal" style:font-size-complex="14pt" style:font-style-complex="normal" style:font-weight-complex="normal"/>
    </style:style>
    <style:style style:name="P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0pt" fo:font-style="italic" officeooo:paragraph-rsid="001a32ab" style:font-size-asian="10pt" style:font-style-asian="italic" style:font-size-complex="10pt" style:font-style-complex="italic"/>
    </style:style>
    <style:style style:name="P5" style:family="paragraph" style:parent-style-name="Standard">
      <style:paragraph-properties fo:text-align="center" style:justify-single-word="false"/>
      <style:text-properties style:font-name="Liberation Serif" fo:font-size="10pt" fo:font-style="italic" officeooo:rsid="00223dbb" officeooo:paragraph-rsid="00223dbb" style:font-size-asian="10pt" style:font-style-asian="italic" style:font-size-complex="10pt" style:font-style-complex="italic"/>
    </style:style>
    <style:style style:name="P6" style:family="paragraph" style:parent-style-name="Standard">
      <style:paragraph-properties fo:text-align="center" style:justify-single-word="false"/>
      <style:text-properties style:font-name="Liberation Serif" fo:font-size="10pt" fo:font-style="italic" officeooo:rsid="00223dbb" officeooo:paragraph-rsid="002a743c"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Liberation Serif" fo:font-size="10pt" fo:font-style="italic" officeooo:paragraph-rsid="001a32ab" style:font-size-asian="10pt" style:font-style-asian="italic" style:font-size-complex="10pt" style:font-style-complex="italic"/>
    </style:style>
    <style:style style:name="P8" style:family="paragraph" style:parent-style-name="Standard">
      <style:paragraph-properties fo:line-height="115%" fo:text-align="justify" style:justify-single-word="false"/>
      <style:text-properties style:font-name="Liberation Serif" fo:font-size="10pt" fo:font-style="italic" officeooo:paragraph-rsid="002fa42d" style:font-size-asian="10pt" style:font-style-asian="italic" style:font-size-complex="10pt" style:font-style-complex="italic"/>
    </style:style>
    <style:style style:name="P9" style:family="paragraph" style:parent-style-name="Standard">
      <style:paragraph-properties fo:text-align="center" style:justify-single-word="false"/>
      <style:text-properties style:font-name="Liberation Serif" fo:font-size="10pt" fo:font-style="italic" officeooo:paragraph-rsid="002a743c" style:font-size-asian="10pt" style:font-style-asian="italic" style:font-size-complex="10pt" style:font-style-complex="italic"/>
    </style:style>
    <style:style style:name="P10" style:family="paragraph" style:parent-style-name="Standard">
      <style:paragraph-properties fo:text-align="center" style:justify-single-word="false"/>
      <style:text-properties style:font-name="Liberation Serif" fo:font-size="10pt" fo:font-style="italic" style:text-underline-style="none" officeooo:rsid="00223dbb" officeooo:paragraph-rsid="00223dbb" style:font-size-asian="10pt" style:font-style-asian="italic" style:font-size-complex="10pt" style:font-style-complex="italic"/>
    </style:style>
    <style:style style:name="P11" style:family="paragraph" style:parent-style-name="Standard">
      <style:paragraph-properties fo:text-align="start" style:justify-single-word="false"/>
      <style:text-properties style:font-name="Liberation Serif" fo:font-size="10pt" officeooo:rsid="002a28b9" officeooo:paragraph-rsid="001e49e2" style:font-size-asian="10pt" style:font-size-complex="10pt"/>
    </style:style>
    <style:style style:name="P12" style:family="paragraph" style:parent-style-name="Standard">
      <style:paragraph-properties fo:text-align="start" style:justify-single-word="false"/>
      <style:text-properties style:font-name="Liberation Serif" fo:font-size="10pt" fo:font-weight="bold" officeooo:rsid="0030aec0" officeooo:paragraph-rsid="001e49e2"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Liberation Serif" fo:font-size="10pt" fo:font-weight="bold" officeooo:rsid="0030aec0" officeooo:paragraph-rsid="002a743c"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Liberation Serif" fo:font-size="10pt" fo:font-weight="bold" officeooo:rsid="0030aec0" officeooo:paragraph-rsid="005f0f9f"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Liberation Serif" fo:font-size="10pt" fo:font-weight="bold" officeooo:rsid="0030aec0" officeooo:paragraph-rsid="0071bc03"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Liberation Serif" fo:font-size="10pt" fo:font-weight="bold" officeooo:rsid="007a6364" officeooo:paragraph-rsid="007a6364"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Liberation Serif" fo:font-size="10pt" fo:font-weight="normal" officeooo:rsid="002706b0" officeooo:paragraph-rsid="001e49e2" style:font-name-asian="Liberation Serif1" style:font-size-asian="10pt" style:font-weight-asian="normal" style:font-name-complex="Liberation Serif1" style:font-size-complex="10pt" style:font-weight-complex="normal"/>
    </style:style>
    <style:style style:name="P18" style:family="paragraph" style:parent-style-name="Standard">
      <style:paragraph-properties fo:text-align="start" style:justify-single-word="false"/>
      <style:text-properties style:font-name="Liberation Serif" fo:font-size="10pt" fo:font-weight="normal" officeooo:rsid="002b7ae4" officeooo:paragraph-rsid="001e49e2" style:font-name-asian="Liberation Serif1" style:font-size-asian="10pt" style:font-weight-asian="normal" style:font-name-complex="Liberation Serif1" style:font-size-complex="10pt" style:font-weight-complex="normal"/>
    </style:style>
    <style:style style:name="P19" style:family="paragraph" style:parent-style-name="Standard">
      <style:paragraph-properties fo:text-align="start" style:justify-single-word="false"/>
      <style:text-properties style:font-name="Liberation Serif" fo:font-size="10pt" fo:font-weight="normal" officeooo:rsid="0030aec0" officeooo:paragraph-rsid="002a743c"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erif" fo:font-size="10pt" fo:font-weight="normal" officeooo:rsid="0030aec0" officeooo:paragraph-rsid="005f0f9f" style:font-size-asian="10pt" style:font-weight-asian="normal" style:font-size-complex="10pt" style:font-weight-complex="normal"/>
    </style:style>
    <style:style style:name="P21" style:family="paragraph" style:parent-style-name="Standard">
      <style:text-properties style:font-name="Liberation Serif" fo:font-size="5pt" style:font-size-asian="5pt" style:font-size-complex="5pt"/>
    </style:style>
    <style:style style:name="P22" style:family="paragraph" style:parent-style-name="Standard">
      <style:paragraph-properties fo:line-height="200%" fo:text-align="center" style:justify-single-word="false"/>
      <style:text-properties style:font-name="Liberation Serif" fo:font-size="14pt" fo:font-style="italic" style:text-underline-style="none" officeooo:rsid="00223dbb" officeooo:paragraph-rsid="0075a55a" style:font-size-asian="14pt" style:font-style-asian="italic" style:font-size-complex="14pt" style:font-style-complex="italic"/>
    </style:style>
    <style:style style:name="P23" style:family="paragraph" style:parent-style-name="Standard">
      <style:paragraph-properties fo:line-height="200%" fo:text-align="center" style:justify-single-word="false"/>
      <style:text-properties style:font-name="Liberation Serif" fo:font-size="14pt" fo:font-style="italic" officeooo:rsid="00223dbb" officeooo:paragraph-rsid="0075a55a" style:font-size-asian="14pt" style:font-style-asian="italic" style:font-size-complex="14pt" style:font-style-complex="italic"/>
    </style:style>
    <style:style style:name="P24" style:family="paragraph" style:parent-style-name="Standard">
      <style:paragraph-properties fo:line-height="200%" fo:text-align="justify" style:justify-single-word="false"/>
      <style:text-properties style:font-name="Liberation Serif" fo:font-size="14pt" fo:font-style="italic" officeooo:paragraph-rsid="007604f0" style:font-size-asian="14pt" style:font-style-asian="italic" style:font-size-complex="14pt" style:font-style-complex="italic"/>
    </style:style>
    <style:style style:name="P25"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1a32ab" style:font-size-asian="10pt" style:font-size-complex="10pt"/>
    </style:style>
    <style:style style:name="P26"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75a55a" style:font-size-asian="10pt" style:font-size-complex="10pt"/>
    </style:style>
    <style:style style:name="P27" style:family="paragraph" style:parent-style-name="Standard">
      <style:paragraph-properties fo:text-align="center" style:justify-single-word="false" fo:padding="0.049cm" fo:border="0.06pt solid #000000" style:shadow="#808080 0.18cm 0.18cm"/>
      <style:text-properties officeooo:rsid="005290f4" officeooo:paragraph-rsid="001a32ab"/>
    </style:style>
    <style:style style:name="P28" style:family="paragraph" style:parent-style-name="Standard">
      <style:paragraph-properties fo:text-align="center" style:justify-single-word="false" fo:padding="0.049cm" fo:border="0.06pt solid #000000" style:shadow="#808080 0.18cm 0.18cm"/>
      <style:text-properties officeooo:rsid="005290f4" officeooo:paragraph-rsid="0075a55a"/>
    </style:style>
    <style:style style:name="P29"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1a32ab" style:font-size-asian="10pt" style:font-weight-asian="bold" style:font-size-complex="10pt" style:font-weight-complex="bold"/>
    </style:style>
    <style:style style:name="P30"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75a55a" style:font-size-asian="10pt" style:font-weight-asian="bold" style:font-size-complex="10pt" style:font-weight-complex="bold"/>
    </style:style>
    <style:style style:name="P31"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9e65d" officeooo:paragraph-rsid="001a32ab" style:font-size-asian="10pt" style:font-weight-asian="bold" style:font-size-complex="10pt" style:font-weight-complex="bold"/>
    </style:style>
    <style:style style:name="P32"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9e65d" officeooo:paragraph-rsid="0075a55a" style:font-size-asian="10pt" style:font-weight-asian="bold" style:font-size-complex="10pt" style:font-weight-complex="bold"/>
    </style:style>
    <style:style style:name="P33"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1a32ab" style:font-size-asian="10pt" style:font-size-complex="10pt"/>
    </style:style>
    <style:style style:name="P34"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75a55a" style:font-size-asian="10pt" style:font-size-complex="10pt"/>
    </style:style>
    <style:style style:name="P35"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1a32ab" style:font-size-asian="10pt" style:font-size-complex="10pt"/>
    </style:style>
    <style:style style:name="P36"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75a55a" style:font-size-asian="10pt" style:font-size-complex="10pt"/>
    </style:style>
    <style:style style:name="P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0pt" officeooo:rsid="0020b629" officeooo:paragraph-rsid="0051e870" style:font-size-asian="10pt" style:font-size-complex="10pt"/>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0pt" fo:font-weight="normal" officeooo:rsid="0020b629" officeooo:paragraph-rsid="0051e870" style:font-size-asian="10pt" style:font-weight-asian="normal" style:font-size-complex="10pt" style:font-weight-complex="normal"/>
    </style:style>
    <style:style style:name="P39" style:family="paragraph" style:parent-style-name="Standard">
      <style:paragraph-properties fo:text-align="start" style:justify-single-word="false" style:writing-mode="lr-tb"/>
      <style:text-properties style:font-name="Liberation Serif" fo:font-size="10pt" fo:font-weight="bold" officeooo:rsid="0030aec0" officeooo:paragraph-rsid="001e49e2" style:font-size-asian="10pt" style:font-weight-asian="bold" style:font-size-complex="10pt" style:font-weight-complex="bold"/>
    </style:style>
    <style:style style:name="P40" style:family="paragraph" style:parent-style-name="Standard">
      <style:paragraph-properties fo:text-align="start" style:justify-single-word="false" style:writing-mode="lr-tb"/>
      <style:text-properties style:font-name="Liberation Serif" fo:font-size="5pt" fo:font-weight="normal" officeooo:rsid="002706b0" officeooo:paragraph-rsid="001e49e2" style:font-name-asian="Liberation Serif1" style:font-size-asian="5pt" style:font-weight-asian="normal" style:font-name-complex="Liberation Serif1" style:font-size-complex="5pt" style:font-weight-complex="normal"/>
    </style:style>
    <style:style style:name="P41" style:family="paragraph" style:parent-style-name="Standard">
      <style:paragraph-properties fo:text-align="start" style:justify-single-word="false"/>
      <style:text-properties style:font-name="Liberation Serif" fo:font-size="10pt" fo:font-weight="normal" officeooo:rsid="0071bc03" officeooo:paragraph-rsid="0071bc03" style:font-name-asian="Liberation Serif1" style:font-size-asian="10pt" style:font-weight-asian="normal" style:font-name-complex="Liberation Serif1" style:font-size-complex="10pt" style:font-weight-complex="normal"/>
    </style:style>
    <style:style style:name="P42" style:family="paragraph" style:parent-style-name="Standard">
      <style:paragraph-properties fo:text-align="start" style:justify-single-word="false"/>
      <style:text-properties style:font-name="Liberation Serif" fo:font-size="10pt" fo:font-weight="normal" officeooo:rsid="0071bc03" officeooo:paragraph-rsid="007c61ca" style:font-name-asian="Liberation Serif1" style:font-size-asian="10pt" style:font-weight-asian="normal" style:font-name-complex="Liberation Serif1" style:font-size-complex="10pt" style:font-weight-complex="normal"/>
    </style:style>
    <style:style style:name="P43" style:family="paragraph" style:parent-style-name="Standard">
      <style:paragraph-properties fo:text-align="start" style:justify-single-word="false"/>
      <style:text-properties style:font-name="Liberation Serif" fo:font-size="5pt" fo:font-weight="bold" officeooo:rsid="0031c834" officeooo:paragraph-rsid="002a743c" style:font-name-asian="Liberation Serif1" style:font-size-asian="5pt" style:font-weight-asian="bold" style:font-name-complex="Liberation Serif1" style:font-size-complex="5pt" style:font-weight-complex="bold"/>
    </style:style>
    <style:style style:name="P44" style:family="paragraph" style:parent-style-name="Standard">
      <style:paragraph-properties fo:text-align="start" style:justify-single-word="false"/>
      <style:text-properties style:font-name="Liberation Serif" fo:font-size="5pt" fo:font-weight="bold" officeooo:rsid="004ff2e6" officeooo:paragraph-rsid="002a743c" style:font-name-asian="Liberation Serif1" style:font-size-asian="5pt" style:font-weight-asian="bold" style:font-name-complex="Liberation Serif1" style:font-size-complex="5pt" style:font-weight-complex="bold"/>
    </style:style>
    <style:style style:name="P45" style:family="paragraph" style:parent-style-name="Standard">
      <style:paragraph-properties fo:text-align="start" style:justify-single-word="false"/>
      <style:text-properties style:font-name="Liberation Serif" fo:font-size="5pt" fo:font-weight="normal" officeooo:rsid="005976da" officeooo:paragraph-rsid="002a743c" style:font-name-asian="Liberation Serif1" style:font-size-asian="5pt" style:font-weight-asian="normal" style:font-name-complex="Liberation Serif1" style:font-size-complex="5pt" style:font-weight-complex="normal"/>
    </style:style>
    <style:style style:name="T1" style:family="text">
      <style:text-properties fo:font-weight="bold" style:font-weight-asian="bold" style:font-weight-complex="bold"/>
    </style:style>
    <style:style style:name="T2" style:family="text">
      <style:text-properties fo:font-weight="bold" officeooo:rsid="00152a78" style:font-weight-asian="bold" style:font-weight-complex="bold"/>
    </style:style>
    <style:style style:name="T3" style:family="text">
      <style:text-properties fo:font-weight="bold" style:font-weight-asian="bold" style:font-weight-complex="bold" loext:padding="0.049cm" loext:border="0.06pt solid #000000" loext:shadow="none"/>
    </style:style>
    <style:style style:name="T4" style:family="text">
      <style:text-properties fo:font-weight="bold" officeooo:rsid="001a32ab" style:font-weight-asian="bold" style:font-weight-complex="bold"/>
    </style:style>
    <style:style style:name="T5" style:family="text">
      <style:text-properties fo:font-weight="bold" officeooo:rsid="00364ae1" style:font-weight-asian="bold" style:font-weight-complex="bold"/>
    </style:style>
    <style:style style:name="T6" style:family="text">
      <style:text-properties fo:font-weight="bold" officeooo:rsid="00377d95" style:font-weight-asian="bold" style:font-weight-complex="bold"/>
    </style:style>
    <style:style style:name="T7" style:family="text">
      <style:text-properties fo:font-weight="bold" officeooo:rsid="003a47f7" style:font-weight-asian="bold" style:font-weight-complex="bold"/>
    </style:style>
    <style:style style:name="T8" style:family="text">
      <style:text-properties fo:font-weight="bold" officeooo:rsid="003c1f56" style:font-weight-asian="bold" style:font-weight-complex="bold"/>
    </style:style>
    <style:style style:name="T9" style:family="text">
      <style:text-properties fo:font-weight="bold" officeooo:rsid="00448228" style:font-weight-asian="bold" style:font-weight-complex="bold"/>
    </style:style>
    <style:style style:name="T10" style:family="text">
      <style:text-properties fo:font-weight="bold" officeooo:rsid="006bd588" style:font-weight-asian="bold" style:font-weight-complex="bold"/>
    </style:style>
    <style:style style:name="T11" style:family="text">
      <style:text-properties fo:font-weight="bold" officeooo:rsid="0075a55a" style:font-weight-asian="bold" style:font-weight-complex="bold"/>
    </style:style>
    <style:style style:name="T12" style:family="text">
      <style:text-properties fo:font-weight="bold" officeooo:rsid="007a0593" style:font-weight-asian="bold" style:font-weight-complex="bold"/>
    </style:style>
    <style:style style:name="T13" style:family="text">
      <style:text-properties style:text-position="super 58%"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2b7ae4" style:font-name-asian="Liberation Serif1" style:font-style-asian="italic" style:font-name-complex="Liberation Serif1" style:font-style-complex="italic"/>
    </style:style>
    <style:style style:name="T16" style:family="text">
      <style:text-properties officeooo:rsid="00210b57"/>
    </style:style>
    <style:style style:name="T17" style:family="text">
      <style:text-properties officeooo:rsid="00240be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40bec"/>
    </style:style>
    <style:style style:name="T20" style:family="text">
      <style:text-properties officeooo:rsid="0031c834" style:font-name-asian="Liberation Serif1" style:font-name-complex="Liberation Serif1"/>
    </style:style>
    <style:style style:name="T21" style:family="text">
      <style:text-properties officeooo:rsid="002706b0" style:font-name-asian="Liberation Serif1" style:font-name-complex="Liberation Serif1"/>
    </style:style>
    <style:style style:name="T22" style:family="text">
      <style:text-properties officeooo:rsid="002b7ae4" style:font-name-asian="Liberation Serif1" style:font-name-complex="Liberation Serif1"/>
    </style:style>
    <style:style style:name="T23" style:family="text">
      <style:text-properties officeooo:rsid="002a743c" style:font-name-asian="Liberation Serif1" style:font-name-complex="Liberation Serif1"/>
    </style:style>
    <style:style style:name="T24" style:family="text">
      <style:text-properties officeooo:rsid="005976da" style:font-name-asian="Liberation Serif1" style:font-name-complex="Liberation Serif1"/>
    </style:style>
    <style:style style:name="T25" style:family="text">
      <style:text-properties officeooo:rsid="005f0f9f" style:font-name-asian="Liberation Serif1" style:font-name-complex="Liberation Serif1"/>
    </style:style>
    <style:style style:name="T26" style:family="text">
      <style:text-properties officeooo:rsid="0062387c" style:font-name-asian="Liberation Serif1" style:font-name-complex="Liberation Serif1"/>
    </style:style>
    <style:style style:name="T27" style:family="text">
      <style:text-properties officeooo:rsid="0065480d" style:font-name-asian="Liberation Serif1" style:font-name-complex="Liberation Serif1"/>
    </style:style>
    <style:style style:name="T28" style:family="text">
      <style:text-properties officeooo:rsid="0067ee54" style:font-name-asian="Liberation Serif1" style:font-name-complex="Liberation Serif1"/>
    </style:style>
    <style:style style:name="T29" style:family="text">
      <style:text-properties officeooo:rsid="0071bc03" style:font-name-asian="Liberation Serif1" style:font-name-complex="Liberation Serif1"/>
    </style:style>
    <style:style style:name="T30" style:family="text">
      <style:text-properties officeooo:rsid="00210b57" style:font-name-asian="Liberation Serif1" style:font-name-complex="Liberation Serif1"/>
    </style:style>
    <style:style style:name="T31" style:family="text">
      <style:text-properties fo:font-weight="normal" officeooo:rsid="002b7ae4" style:font-name-asian="Liberation Serif1" style:font-weight-asian="normal" style:font-name-complex="Liberation Serif1" style:font-weight-complex="normal"/>
    </style:style>
    <style:style style:name="T32" style:family="text">
      <style:text-properties fo:font-weight="normal" officeooo:rsid="002d284e" style:font-name-asian="Liberation Serif1" style:font-weight-asian="normal" style:font-name-complex="Liberation Serif1" style:font-weight-complex="normal"/>
    </style:style>
    <style:style style:name="T33" style:family="text">
      <style:text-properties fo:font-weight="normal" officeooo:rsid="0024bef7" style:font-name-asian="Liberation Serif1" style:font-weight-asian="normal" style:font-name-complex="Liberation Serif1" style:font-weight-complex="normal"/>
    </style:style>
    <style:style style:name="T34" style:family="text">
      <style:text-properties fo:font-weight="normal" officeooo:rsid="00438855" style:font-name-asian="Liberation Serif1" style:font-weight-asian="normal" style:font-name-complex="Liberation Serif1" style:font-weight-complex="normal"/>
    </style:style>
    <style:style style:name="T35" style:family="text">
      <style:text-properties fo:font-weight="normal" officeooo:rsid="00448228" style:font-name-asian="Liberation Serif1" style:font-weight-asian="normal" style:font-name-complex="Liberation Serif1" style:font-weight-complex="normal"/>
    </style:style>
    <style:style style:name="T36" style:family="text">
      <style:text-properties fo:font-weight="normal" officeooo:rsid="0048e8f3" style:font-name-asian="Liberation Serif1" style:font-weight-asian="normal" style:font-name-complex="Liberation Serif1" style:font-weight-complex="normal"/>
    </style:style>
    <style:style style:name="T37" style:family="text">
      <style:text-properties fo:font-weight="normal" officeooo:rsid="0049a75d" style:font-name-asian="Liberation Serif1" style:font-weight-asian="normal" style:font-name-complex="Liberation Serif1" style:font-weight-complex="normal"/>
    </style:style>
    <style:style style:name="T38" style:family="text">
      <style:text-properties fo:font-weight="normal" officeooo:rsid="002a743c" style:font-name-asian="Liberation Serif1" style:font-weight-asian="normal" style:font-name-complex="Liberation Serif1" style:font-weight-complex="normal"/>
    </style:style>
    <style:style style:name="T39" style:family="text">
      <style:text-properties fo:font-weight="normal" officeooo:rsid="005976da" style:font-name-asian="Liberation Serif1" style:font-weight-asian="normal" style:font-name-complex="Liberation Serif1" style:font-weight-complex="normal"/>
    </style:style>
    <style:style style:name="T40" style:family="text">
      <style:text-properties fo:font-weight="normal" officeooo:rsid="0065480d" style:font-name-asian="Liberation Serif1" style:font-weight-asian="normal" style:font-name-complex="Liberation Serif1" style:font-weight-complex="normal"/>
    </style:style>
    <style:style style:name="T41" style:family="text">
      <style:text-properties style:text-underline-style="none" officeooo:rsid="00240bec"/>
    </style:style>
    <style:style style:name="T42" style:family="text">
      <style:text-properties style:text-underline-style="none" officeooo:rsid="00223dbb"/>
    </style:style>
    <style:style style:name="T43" style:family="text">
      <style:text-properties style:text-underline-style="none" fo:font-weight="bold" officeooo:rsid="00240bec" style:font-weight-asian="bold" style:font-weight-complex="bold"/>
    </style:style>
    <style:style style:name="T44" style:family="text">
      <style:text-properties style:font-name="Liberation Serif" fo:font-size="10pt" fo:font-weight="bold" style:font-size-asian="10pt" style:font-weight-asian="bold" style:font-size-complex="10pt" style:font-weight-complex="bold"/>
    </style:style>
    <style:style style:name="T45" style:family="text">
      <style:text-properties officeooo:rsid="0047916a"/>
    </style:style>
    <style:style style:name="T46" style:family="text">
      <style:text-properties fo:font-style="normal" officeooo:rsid="002b4220" style:font-name-asian="Liberation Serif1" style:font-style-asian="normal" style:font-name-complex="Liberation Serif1" style:font-style-complex="normal"/>
    </style:style>
    <style:style style:name="T47" style:family="text">
      <style:text-properties fo:font-style="normal" officeooo:rsid="004543d4" style:font-name-asian="Liberation Serif1" style:font-style-asian="normal" style:font-name-complex="Liberation Serif1" style:font-style-complex="normal"/>
    </style:style>
    <style:style style:name="T48" style:family="text">
      <style:text-properties fo:font-style="normal" officeooo:rsid="00270b5b" style:font-name-asian="Liberation Serif1" style:font-style-asian="normal" style:font-name-complex="Liberation Serif1" style:font-style-complex="normal"/>
    </style:style>
    <style:style style:name="T49" style:family="text">
      <style:text-properties fo:font-style="normal" officeooo:rsid="002aa3dc" style:font-name-asian="Liberation Serif1" style:font-style-asian="normal" style:font-name-complex="Liberation Serif1" style:font-style-complex="normal"/>
    </style:style>
    <style:style style:name="T50" style:family="text">
      <style:text-properties fo:font-style="normal" officeooo:rsid="002b004f" style:font-name-asian="Liberation Serif1" style:font-style-asian="normal" style:font-name-complex="Liberation Serif1" style:font-style-complex="normal"/>
    </style:style>
    <style:style style:name="T51" style:family="text">
      <style:text-properties fo:font-style="normal" officeooo:rsid="003007c4" style:font-name-asian="Liberation Serif1" style:font-style-asian="normal" style:font-name-complex="Liberation Serif1" style:font-style-complex="normal"/>
    </style:style>
    <style:style style:name="T52" style:family="text">
      <style:text-properties fo:font-style="normal" officeooo:rsid="0072b411" style:font-name-asian="Liberation Serif1" style:font-style-asian="normal" style:font-name-complex="Liberation Serif1" style:font-style-complex="normal"/>
    </style:style>
    <style:style style:name="T53" style:family="text">
      <style:text-properties fo:font-style="normal" fo:font-weight="bold" officeooo:rsid="0031c834" style:font-name-asian="Liberation Serif1" style:font-style-asian="normal" style:font-weight-asian="bold" style:font-name-complex="Liberation Serif1" style:font-style-complex="normal" style:font-weight-complex="bold"/>
    </style:style>
    <style:style style:name="T54" style:family="text">
      <style:text-properties fo:font-style="normal" fo:font-weight="bold" officeooo:rsid="00270b5b" style:font-name-asian="Liberation Serif1" style:font-style-asian="normal" style:font-weight-asian="bold" style:font-name-complex="Liberation Serif1" style:font-style-complex="normal" style:font-weight-complex="bold"/>
    </style:style>
    <style:style style:name="T55" style:family="text">
      <style:text-properties officeooo:rsid="007c17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3"><text:span text:style-name="T1">Dictée préparée / </text:span><text:span text:style-name="T2">5</text:span><text:span text:style-name="T13">e</text:span><text:span text:style-name="T1"> / T</text:span><text:span text:style-name="T4">2</text:span></text:p>
      <text:p text:style-name="P29"/>
      <text:p text:style-name="P27"><text:span text:style-name="T44">source : </text:span><text:a xlink:type="simple" xlink:href="http://col58-aumeuniermichot.ac-dijon.fr/IMG/pdf/chat_botte.pdf" text:style-name="Internet_20_link" text:visited-style-name="Visited_20_Internet_20_Link"><text:span text:style-name="T44">http://col58-aumeuniermichot.ac-dijon.fr/IMG/pdf/chat_botte.pdf</text:span></text:a></text:p>
      <text:p text:style-name="P29"/>
      <text:p text:style-name="P35"><text:span text:style-name="T1">Les expressions </text:span><text:span text:style-name="T3">encadrées</text:span><text:span text:style-name="T1"> ne sont pas à retenir.</text:span></text:p>
      <text:p text:style-name="P31"/>
      <text:p text:style-name="P25"/>
      <text:p text:style-name="P10"><text:span text:style-name="T17">Où l’on voit qu’il vaut mieux ne pas trop vanter ses qualités…</text:span> </text:p>
      <text:p text:style-name="P5"/>
      <text:p text:style-name="P7"><text:tab/>On m’assure, dit le chat, que vous avez le don de vous changer en toutes sortes d’animaux, en lion, en éléphant. - <text:s/>Cela est vrai, répondit l’ogre brusquement, et pour vous le montrer, <text:s/>vous allez me voir devenir lion.» Le chat s’effraya de voir un lion devant lui et il gagna aussitôt les gouttières. Voyant que l’ogre quittait sa première forme, le chat descendit et avoua sa peur. « On m’assure encore, dit le chat, que vous avez le pouvoir de vous changer en rat ou en souris. Je vous avoue que je tiens cela pour impossible. » « Impossible ? reprit l’ogre. Vous allez voir. »</text:p>
      <text:h text:style-name="P1" text:outline-level="1"><text:bookmark text:name="firstHeading"/><text:span text:style-name="T16">extrait du </text:span><text:span text:style-name="T14">Maître chat ou le Chat botté</text:span></text:h>
      <text:p text:style-name="P4"/>
      <text:p text:style-name="P9"><text:span text:style-name="T19">Où</text:span><text:span text:style-name="T41"> l’on</text:span><text:span text:style-name="T43">[« l’ » dit explétif qui ne sert qu’à faciliter la prononciation]</text:span><text:span text:style-name="T41"> voit qu’</text:span><text:span text:style-name="T19">il vaut</text:span><text:span text:style-name="T41"> mieux ne pas trop vanter </text:span><text:span text:style-name="T19">ses</text:span><text:span text:style-name="T41"> qualités…</text:span><text:span text:style-name="T42"> </text:span></text:p>
      <text:p text:style-name="P6"/>
      <text:p text:style-name="P8"><text:tab/>On m’assure<text:span text:style-name="T5">[=on me dit qu’il est sûr que]</text:span>, <text:span text:style-name="T18">dit</text:span> le chat, <text:span text:style-name="T18">que</text:span> vous avez le don<text:span text:style-name="T6">[=la capacité]</text:span> de vous changer en toutes sortes d’animaux, en lion<text:span text:style-name="T10">[au singulier car l’idée est que l’ogre pourrait se transformer en un animal]</text:span>, en éléphant. - <text:s/>Cela est vrai, <text:span text:style-name="T18">répondit</text:span> l’ogre brusquement, et pour vous le montrer, <text:s/>vous allez me voir devenir<text:span text:style-name="T9">[=voir que je me métamorphos en]</text:span> lion.» Le chat <text:span text:style-name="T18">s’effraya</text:span> de voir un lion devant lui et il <text:span text:style-name="T18">gagna</text:span> aussitôt les gouttières. Voyant <text:span text:style-name="T18">que</text:span> l’ogre quittait sa première forme<text:span text:style-name="T7">[=abandonnait son apparence naturelle</text:span><text:span text:style-name="T9">]</text:span>, le chat <text:span text:style-name="T18">descendit</text:span> et <text:span text:style-name="T18">avoua</text:span> sa peur. « On m’assure encore, <text:span text:style-name="T18">dit</text:span> le chat, que vous avez le pouvoir de vous changer en rat <text:span text:style-name="T18">ou</text:span> en souris. Je vous avoue<text:span text:style-name="T12">[ne pas oublier le -e!]</text:span> que je tiens<text:span text:style-name="T8">[=je pense que]</text:span> cela pour impossible. » « Impossible ? <text:span text:style-name="T18">reprit</text:span> l’ogre. Vous allez voir. »</text:p>
      <text:h text:style-name="P2" text:outline-level="1"><text:bookmark text:name="firstHeading1"/><text:span text:style-name="T16">extrait du </text:span><text:span text:style-name="T14">Maître chat ou le Chat botté</text:span></text:h>
      <text:p text:style-name="P15"><text:span text:style-name="T20">►</text:span><text:span text:style-name="T29">conjugaison du présent du verbe valoir :</text:span></text:p>
      <text:p text:style-name="P41"><text:tab/>je vau<text:span text:style-name="T55">x ( ! n’écrivez pas *je vaus)</text:span></text:p>
      <text:p text:style-name="P42"><text:tab/>tu vau<text:span text:style-name="T55">x ( ! n’écrivez pas *tu vaus)</text:span></text:p>
      <text:p text:style-name="P41"><text:tab/>il vaut</text:p>
      <text:p text:style-name="P41"><text:tab/>nous valons</text:p>
      <text:p text:style-name="P41"><text:tab/>vous valez</text:p>
      <text:p text:style-name="P41"><text:tab/>ils valent</text:p>
      <text:p text:style-name="P43"/>
      <text:p text:style-name="P13"><text:span text:style-name="T20">►</text:span><text:span text:style-name="T24">ou/</text:span><text:span text:style-name="T23">où</text:span></text:p>
      <text:p text:style-name="P13"><text:span text:style-name="T38"><text:tab/></text:span><text:span text:style-name="T39">ou<text:tab/>: conjonction de coordination (« </text:span><text:span text:style-name="T40">en rat </text:span><text:span text:style-name="T27">ou</text:span><text:span text:style-name="T40"> en souris</text:span><text:span text:style-name="T39"> »)</text:span><text:span text:style-name="T23"><text:tab/></text:span></text:p>
      <text:p text:style-name="P19"><text:span text:style-name="T23"><text:tab/></text:span><text:span text:style-name="T24">où<text:tab/>: pronom relatif (« </text:span><text:span text:style-name="T28">Où l’on voit que…</text:span><text:span text:style-name="T24">»)</text:span></text:p>
      <text:p text:style-name="P45"/>
      <text:p text:style-name="P14"><text:span text:style-name="T20">►</text:span><text:span text:style-name="T25">que conjonction de subordination</text:span></text:p>
      <text:p text:style-name="P20"><text:span text:style-name="T25"><text:tab/>Quand « que » complète un verbe il s’agit d’une conjonction de subordination : « on m’assure que… », « </text:span><text:span text:style-name="T26">voyant que », « je vous avoue que… »</text:span></text:p>
      <text:p text:style-name="P44"/>
      <text:p text:style-name="P37"><text:span text:style-name="T53">► </text:span><text:span text:style-name="T54">ses / ces / c’est / sais / sait :</text:span></text:p>
      <text:p text:style-name="P38"><text:span text:style-name="T48"><text:tab/></text:span><text:span text:style-name="T47">ses<text:tab/>: </text:span><text:span text:style-name="T49">déterminant possessif</text:span></text:p>
      <text:p text:style-name="P38"><text:span text:style-name="T49"><text:tab/></text:span><text:span text:style-name="T47">ces<text:tab/>: </text:span><text:span text:style-name="T50">déterminant démonstratif<text:tab/><text:tab/></text:span></text:p>
      <text:p text:style-name="P38"><text:span text:style-name="T50"><text:tab/></text:span><text:span text:style-name="T47">c’est<text:tab/>: </text:span><text:span text:style-name="T46">pronom démonstratif neutre + verbe être</text:span></text:p>
      <text:p text:style-name="P38"><text:span text:style-name="T46"><text:tab/></text:span><text:span text:style-name="T47">s’est<text:tab/>: </text:span><text:span text:style-name="T46">pronom </text:span><text:span text:style-name="T51">réfléchi</text:span><text:span text:style-name="T46"> + verbe être</text:span></text:p>
      <text:p text:style-name="P38"><text:span text:style-name="T46"><text:tab/></text:span><text:span text:style-name="T47">sais<text:tab/>: </text:span><text:span text:style-name="T46">savoir.A.indicatif.présent.</text:span><text:span text:style-name="T47">1S, </text:span><text:span text:style-name="T52">2S</text:span></text:p>
      <text:p text:style-name="P38"><text:span text:style-name="T46"><text:tab/></text:span><text:span text:style-name="T47">sait<text:tab/>: </text:span><text:span text:style-name="T46">savoir.A.indicatif.présent.</text:span><text:span text:style-name="T47">3</text:span><text:span text:style-name="T46">S</text:span></text:p>
      <text:p text:style-name="P21"/>
      <text:p text:style-name="P12"><text:span text:style-name="T20">►</text:span><text:span text:style-name="T21">conjugaison au passé simple des verbes du premier groupe :</text:span></text:p>
      <text:p text:style-name="P17"><text:tab/>j’aimai</text:p>
      <text:p text:style-name="P17"><text:tab/>tu aimas</text:p>
      <text:p text:style-name="P17"><text:tab/>il aima<text:tab/><text:tab/><text:tab/>: «<text:span text:style-name="T45">s’effraya</text:span>», « <text:span text:style-name="T45">gagna », « avoua »</text:span></text:p>
      <text:p text:style-name="P17"><text:tab/>il aimèrent</text:p>
      <text:p text:style-name="P40"/>
      <text:p text:style-name="P39"><text:span text:style-name="T20">►</text:span><text:span text:style-name="T21">conjugaison au passé simple des verbes </text:span><text:span text:style-name="T22">en -i :</text:span></text:p>
      <text:p text:style-name="P18"><text:tab/>je finis</text:p>
      <text:p text:style-name="P18"><text:tab/>tu finis</text:p>
      <text:p text:style-name="P12"><text:span text:style-name="T31"><text:tab/>il finit<text:tab/><text:tab/><text:tab/>: « </text:span><text:span text:style-name="T34">dit », « </text:span><text:span text:style-name="T35">répondit », « </text:span><text:span text:style-name="T36">descendit</text:span><text:span text:style-name="T32">», « </text:span><text:span text:style-name="T37">reprit »</text:span></text:p>
      <text:p text:style-name="P11"><text:span text:style-name="T33"><text:tab/></text:span><text:span text:style-name="T31">ils finirent</text:span></text:p>
      <text:p text:style-name="P16"/>
      <text:p text:style-name="P34"><text:soft-page-break/><text:span text:style-name="T1">Dictée préparée / </text:span><text:span text:style-name="T2">5</text:span><text:span text:style-name="T13">e</text:span><text:span text:style-name="T1"> / T</text:span><text:span text:style-name="T4">2 / </text:span><text:span text:style-name="T11">dictée à trous</text:span></text:p>
      <text:p text:style-name="P30"/>
      <text:p text:style-name="P28"><text:span text:style-name="T44">source : </text:span><text:a xlink:type="simple" xlink:href="http://col58-aumeuniermichot.ac-dijon.fr/IMG/pdf/chat_botte.pdf" text:style-name="Internet_20_link" text:visited-style-name="Visited_20_Internet_20_Link"><text:span text:style-name="T44">http://col58-aumeuniermichot.ac-dijon.fr/IMG/pdf/chat_botte.pdf</text:span></text:a></text:p>
      <text:p text:style-name="P30"/>
      <text:p text:style-name="P36"><text:span text:style-name="T1">Les expressions </text:span><text:span text:style-name="T3">encadrées</text:span><text:span text:style-name="T1"> ne sont pas à retenir.</text:span></text:p>
      <text:p text:style-name="P32"/>
      <text:p text:style-name="P26"/>
      <text:p text:style-name="P22"><text:span text:style-name="T17">_______________ l’on voit qu’il _______________ mieux ne pas _______________ vanter _______________ qualités…</text:span> </text:p>
      <text:p text:style-name="P23"/>
      <text:p text:style-name="P24"><text:tab/>On <text:span text:style-name="T41">_______________</text:span>, dit le chat, que vous avez le <text:span text:style-name="T41">_______________</text:span> de vous <text:span text:style-name="T41">_______________</text:span> en <text:span text:style-name="T41">_______________</text:span> sortes <text:span text:style-name="T41">_______________</text:span>, en lion, en éléphant. - <text:s/><text:span text:style-name="T41">_______________</text:span> est vrai, répondit l’ogre <text:span text:style-name="T41">_______________</text:span>, et pour vous le montrer, <text:s/>vous <text:span text:style-name="T41">_______________</text:span> me voir devenir lion.» Le chat <text:span text:style-name="T41">_______________</text:span> de voir un lion devant lui et il <text:span text:style-name="T41">_______________</text:span> aussitôt les gouttières. <text:span text:style-name="T41">_______________</text:span> que l’ogre <text:span text:style-name="T41">_______________</text:span> sa première forme, le chat descendit <text:span text:style-name="T41">_______________</text:span> avoua sa peur. « On m’assure encore, dit le chat, que vous avez le pouvoir de vous <text:span text:style-name="T41">_______________</text:span> en rat ou en souris. Je vous <text:span text:style-name="T41">_______________</text:span> que je <text:span text:style-name="T41">_______________</text:span> cela pour impossible. » « Impossible ? reprit l’ogre. Vous allez voir. »</text:p>
      <text:h text:style-name="P3" text:outline-level="1"><text:bookmark text:name="firstHeading2"/><text:span text:style-name="T30">extrait du </text:span><text:span text:style-name="T15">Maître chat ou le Chat botté</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avid CLM" style:font-family-complex="'David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6:08:39.673565603</meta:creation-date>
    <dc:date>2020-02-02T16:54:36.880754005</dc:date>
    <meta:editing-duration>PT41M17S</meta:editing-duration>
    <meta:editing-cycles>55</meta:editing-cycles>
    <meta:generator>LibreOffice/6.0.7.3$Linux_X86_64 LibreOffice_project/00m0$Build-3</meta:generator>
    <meta:print-date>2020-02-02T16:43:57.433651655</meta:print-date>
    <meta:document-statistic meta:table-count="0" meta:image-count="0" meta:object-count="0" meta:page-count="2" meta:paragraph-count="44" meta:word-count="644" meta:character-count="3806" meta:non-whitespace-character-count="3164"/>
  </office:meta>
</office:document-meta>
</file>